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Заголовок_20_без_20_содержания">
      <style:paragraph-properties loext:contextual-spacing="false" fo:margin-left="0in" fo:margin-right="0in" fo:margin-top="0in" fo:margin-bottom="0in" fo:line-height="150%" fo:text-align="center" style:justify-single-word="false" fo:text-indent="0.4925in" style:auto-text-indent="false" fo:break-before="page">
        <style:tab-stops>
          <style:tab-stop style:position="0.6898in"/>
        </style:tab-stops>
      </style:paragraph-properties>
      <style:text-properties fo:font-size="14pt" fo:language="uk" fo:country="UA" style:font-size-asian="14pt" style:language-asian="ru" style:country-asian="RU" style:font-size-complex="14pt"/>
    </style:style>
    <style:style style:name="P3" style:family="paragraph" style:parent-style-name="Заголовок_20_1_20_без_20_номера">
      <style:paragraph-properties loext:contextual-spacing="false" fo:margin-left="0in" fo:margin-right="0in" fo:margin-top="0in" fo:margin-bottom="0in" fo:line-height="150%" fo:text-align="center" style:justify-single-word="false" fo:text-indent="0.4925in" style:auto-text-indent="false" fo:break-before="page" fo:keep-with-next="auto">
        <style:tab-stops>
          <style:tab-stop style:position="0.6898in"/>
        </style:tab-stops>
      </style:paragraph-properties>
      <style:text-properties fo:font-size="14pt" fo:language="uk" fo:country="UA" style:font-size-asian="14pt" style:language-asian="ru" style:country-asian="RU" style:font-size-complex="14pt"/>
    </style:style>
    <style:style style:name="P4" style:family="paragraph" style:parent-style-name="Заголовок_20_1_20_без_20_номера">
      <style:paragraph-properties loext:contextual-spacing="false" fo:margin-left="0in" fo:margin-right="0in" fo:margin-top="0in" fo:margin-bottom="0in" fo:line-height="150%" fo:text-align="center" style:justify-single-word="false" fo:text-indent="0.4925in" style:auto-text-indent="false" fo:break-before="page" fo:keep-with-next="auto">
        <style:tab-stops>
          <style:tab-stop style:position="0.6898in"/>
        </style:tab-stops>
      </style:paragraph-properties>
      <style:text-properties fo:font-size="14pt" fo:language="uk" fo:country="UA" style:font-size-asian="14pt" style:language-asian="ru" style:country-asian="RU" style:font-size-complex="14pt"/>
    </style:style>
    <style:style style:name="P5" style:family="paragraph" style:parent-style-name="Heading_20_1">
      <style:paragraph-properties fo:text-align="center" style:justify-single-word="false" fo:break-before="page"/>
      <style:text-properties style:font-name="Times New Roman" fo:language="uk" fo:country="UA" fo:font-weight="bold" style:font-weight-asian="bold" style:font-weight-complex="bold"/>
    </style:style>
    <style:style style:name="P6" style:family="paragraph" style:parent-style-name="Заголовок_20_1_20_без_20_номера">
      <style:paragraph-properties loext:contextual-spacing="false" fo:margin-left="0in" fo:margin-right="0in" fo:margin-top="0in" fo:margin-bottom="0in" fo:text-align="start" style:justify-single-word="false" fo:text-indent="0.4925in" style:auto-text-indent="false" fo:break-before="auto" fo:break-after="auto" fo:keep-with-next="auto">
        <style:tab-stops>
          <style:tab-stop style:position="0.6898in"/>
        </style:tab-stops>
      </style:paragraph-properties>
      <style:text-properties fo:language="uk" fo:country="UA"/>
    </style:style>
    <style:style style:name="P7" style:family="paragraph" style:parent-style-name="Standard" style:master-page-name="Standard">
      <style:paragraph-properties loext:contextual-spacing="false" fo:margin-left="0in" fo:margin-right="0in" fo:margin-top="0in" fo:margin-bottom="0in" fo:line-height="100%" fo:text-align="center" style:justify-single-word="false" fo:text-indent="0in" style:auto-text-indent="false" style:page-number="auto"/>
      <style:text-properties fo:text-transform="uppercase" fo:font-size="12pt" fo:language="uk" fo:country="UA" fo:font-weight="bold" style:font-size-asian="12pt" style:language-asian="ru" style:country-asian="RU" style:font-weight-asian="bold" style:font-size-complex="12pt" style:font-weight-complex="bold"/>
    </style:style>
    <style:style style:name="P8" style:family="paragraph" style:parent-style-name="Standard">
      <style:paragraph-properties loext:contextual-spacing="false" fo:margin-left="0in" fo:margin-right="0in" fo:margin-top="0in" fo:margin-bottom="0in" fo:line-height="100%" fo:text-align="center" style:justify-single-word="false" fo:text-indent="0in" style:auto-text-indent="false"/>
      <style:text-properties fo:text-transform="uppercase" fo:font-size="12pt" fo:language="uk" fo:country="UA" fo:font-weight="bold" style:font-size-asian="12pt" style:language-asian="ru" style:country-asian="RU" style:font-weight-asian="bold" style:font-size-complex="12pt" style:font-weight-complex="bold"/>
    </style:style>
    <style:style style:name="P9" style:family="paragraph" style:parent-style-name="Standard">
      <style:paragraph-properties loext:contextual-spacing="false" fo:margin-left="0in" fo:margin-right="0in" fo:margin-top="0in" fo:margin-bottom="0in" fo:line-height="100%" fo:text-indent="0in" style:auto-text-indent="false">
        <style:tab-stops>
          <style:tab-stop style:position="6.6882in" style:leader-style="solid" style:leader-text="_"/>
        </style:tab-stops>
      </style:paragraph-properties>
      <style:text-properties fo:text-transform="uppercase" fo:font-size="13pt" fo:language="uk" fo:country="UA" fo:font-weight="bold" style:font-size-asian="13pt" style:language-asian="ru" style:country-asian="RU" style:font-weight-asian="bold" style:font-size-complex="12pt" style:font-weight-complex="bold"/>
    </style:style>
    <style:style style:name="P10" style:family="paragraph" style:parent-style-name="Standard">
      <style:paragraph-properties loext:contextual-spacing="false" fo:margin-left="0in" fo:margin-right="0in" fo:margin-top="0in" fo:margin-bottom="0in" fo:line-height="100%" fo:text-align="center" style:justify-single-word="false" fo:text-indent="0in" style:auto-text-indent="false">
        <style:tab-stops>
          <style:tab-stop style:position="0.5in"/>
          <style:tab-stop style:position="1in"/>
          <style:tab-stop style:position="1.1252in"/>
        </style:tab-stops>
      </style:paragraph-properties>
      <style:text-properties style:text-position="super 58%" fo:language="uk" fo:country="UA" style:language-asian="ru" style:country-asian="RU" style:font-size-complex="12pt"/>
    </style:style>
    <style:style style:name="P11" style:family="paragraph" style:parent-style-name="Standard">
      <style:paragraph-properties loext:contextual-spacing="false" fo:margin-left="0in" fo:margin-right="0in" fo:margin-top="0in" fo:margin-bottom="0in" fo:line-height="100%" fo:text-align="center" style:justify-single-word="false" fo:text-indent="0in" style:auto-text-indent="false">
        <style:tab-stops>
          <style:tab-stop style:position="0.5in"/>
          <style:tab-stop style:position="1in"/>
          <style:tab-stop style:position="1.1252in"/>
        </style:tab-stops>
      </style:paragraph-properties>
      <style:text-properties style:text-position="super 58%" fo:font-size="13pt" fo:language="uk" fo:country="UA" style:font-size-asian="13pt" style:language-asian="ru" style:country-asian="RU" style:font-size-complex="12pt"/>
    </style:style>
    <style:style style:name="P12" style:family="paragraph" style:parent-style-name="Standard">
      <style:paragraph-properties loext:contextual-spacing="false" fo:margin-left="0in" fo:margin-right="0in" fo:margin-top="0in" fo:margin-bottom="0in" fo:line-height="100%" fo:text-align="center" style:justify-single-word="false" fo:text-indent="0in" style:auto-text-indent="false"/>
      <style:text-properties style:text-position="super 58%" fo:font-size="13pt" fo:language="uk" fo:country="UA" style:font-size-asian="13pt" style:language-asian="ru" style:country-asian="RU" style:font-size-complex="12pt"/>
    </style:style>
    <style:style style:name="P13" style:family="paragraph" style:parent-style-name="Standard">
      <style:paragraph-properties loext:contextual-spacing="false" fo:margin-left="0in" fo:margin-right="0in" fo:margin-top="0in" fo:margin-bottom="0in" fo:line-height="100%" fo:text-align="center" style:justify-single-word="false" fo:text-indent="0in" style:auto-text-indent="false">
        <style:tab-stops>
          <style:tab-stop style:position="2.9535in"/>
          <style:tab-stop style:position="6.1827in" style:leader-style="solid" style:leader-text="_"/>
        </style:tab-stops>
      </style:paragraph-properties>
      <style:text-properties style:text-position="super 58%" fo:font-size="13pt" fo:language="uk" fo:country="UA" style:font-size-asian="13pt" style:language-asian="ru" style:country-asian="RU" style:font-size-complex="12pt"/>
    </style:style>
    <style:style style:name="P14" style:family="paragraph" style:parent-style-name="Standard">
      <style:paragraph-properties loext:contextual-spacing="false" fo:margin-left="0in" fo:margin-right="0in" fo:margin-top="0in" fo:margin-bottom="0in" fo:line-height="100%" fo:text-indent="0in" style:auto-text-indent="false"/>
      <style:text-properties style:text-position="super 58%" fo:font-size="13pt" fo:language="uk" fo:country="UA" style:font-size-asian="13pt" style:language-asian="ru" style:country-asian="RU" style:font-size-complex="12pt"/>
    </style:style>
    <style:style style:name="P15" style:family="paragraph" style:parent-style-name="Standard">
      <style:paragraph-properties loext:contextual-spacing="false" fo:margin-left="0in" fo:margin-right="0in" fo:margin-top="0in" fo:margin-bottom="0in" fo:line-height="100%" fo:text-indent="0in" style:auto-text-indent="false">
        <style:tab-stops>
          <style:tab-stop style:position="5.5126in"/>
        </style:tab-stops>
      </style:paragraph-properties>
      <style:text-properties style:text-position="super 58%" fo:font-size="13pt" fo:language="uk" fo:country="UA" style:font-size-asian="13pt" style:language-asian="ru" style:country-asian="RU" style:font-size-complex="12pt"/>
    </style:style>
    <style:style style:name="P16" style:family="paragraph" style:parent-style-name="Standard">
      <style:paragraph-properties loext:contextual-spacing="false" fo:margin-left="0in" fo:margin-right="0in" fo:margin-top="0in" fo:margin-bottom="0in" fo:line-height="100%" fo:text-align="center" style:justify-single-word="false" fo:text-indent="0in" style:auto-text-indent="false">
        <style:tab-stops>
          <style:tab-stop style:position="5.5126in"/>
        </style:tab-stops>
      </style:paragraph-properties>
      <style:text-properties style:text-position="super 58%" fo:font-size="10pt" fo:language="uk" fo:country="UA" style:font-size-asian="10pt" style:language-asian="ru" style:country-asian="RU"/>
    </style:style>
    <style:style style:name="P17" style:family="paragraph" style:parent-style-name="Standard">
      <style:paragraph-properties loext:contextual-spacing="false" fo:margin-left="0in" fo:margin-right="0in" fo:margin-top="0in" fo:margin-bottom="0in" fo:line-height="100%" fo:text-align="center" style:justify-single-word="false" fo:text-indent="0in" style:auto-text-indent="false">
        <style:tab-stops>
          <style:tab-stop style:position="0.5in"/>
          <style:tab-stop style:position="1in"/>
          <style:tab-stop style:position="1.1252in"/>
        </style:tab-stops>
      </style:paragraph-properties>
      <style:text-properties fo:font-size="13pt" fo:language="uk" fo:country="UA" style:font-size-asian="13pt" style:language-asian="ru" style:country-asian="RU" style:font-size-complex="12pt"/>
    </style:style>
    <style:style style:name="P18" style:family="paragraph" style:parent-style-name="Standard">
      <style:paragraph-properties loext:contextual-spacing="false" fo:margin-left="0in" fo:margin-right="0in" fo:margin-top="0in" fo:margin-bottom="0in" fo:line-height="100%" fo:text-align="center" style:justify-single-word="false" fo:text-indent="0in" style:auto-text-indent="false"/>
      <style:text-properties fo:font-size="13pt" fo:language="uk" fo:country="UA" style:font-size-asian="13pt" style:language-asian="ru" style:country-asian="RU" style:font-size-complex="12pt"/>
    </style:style>
    <style:style style:name="P19" style:family="paragraph" style:parent-style-name="Standard">
      <style:paragraph-properties loext:contextual-spacing="false" fo:margin-left="0in" fo:margin-right="0in" fo:margin-top="0in" fo:margin-bottom="0in" fo:line-height="100%" fo:text-indent="0in" style:auto-text-indent="false">
        <style:tab-stops>
          <style:tab-stop style:position="6.1827in" style:leader-style="solid" style:leader-text="_"/>
        </style:tab-stops>
      </style:paragraph-properties>
      <style:text-properties fo:font-size="13pt" fo:language="uk" fo:country="UA" style:font-size-asian="13pt" style:language-asian="ru" style:country-asian="RU" style:font-size-complex="12pt"/>
    </style:style>
    <style:style style:name="P20" style:family="paragraph" style:parent-style-name="Standard">
      <style:paragraph-properties loext:contextual-spacing="false" fo:margin-left="0in" fo:margin-right="0in" fo:margin-top="0in" fo:margin-bottom="0in" fo:line-height="100%" fo:text-indent="0in" style:auto-text-indent="false">
        <style:tab-stops>
          <style:tab-stop style:position="0.2291in"/>
        </style:tab-stops>
      </style:paragraph-properties>
      <style:text-properties fo:font-size="13pt" fo:language="uk" fo:country="UA" style:font-size-asian="13pt" style:language-asian="ru" style:country-asian="RU" style:font-size-complex="12pt"/>
    </style:style>
    <style:style style:name="P21" style:family="paragraph" style:parent-style-name="Standard">
      <style:paragraph-properties loext:contextual-spacing="false" fo:margin-left="0in" fo:margin-right="0in" fo:margin-top="0in" fo:margin-bottom="0in" fo:line-height="100%" fo:text-align="justify" style:justify-single-word="false" fo:text-indent="0in" style:auto-text-indent="false">
        <style:tab-stops>
          <style:tab-stop style:position="0.2291in"/>
        </style:tab-stops>
      </style:paragraph-properties>
      <style:text-properties fo:font-size="13pt" fo:language="uk" fo:country="UA" style:font-size-asian="13pt" style:language-asian="ru" style:country-asian="RU" style:font-size-complex="12pt"/>
    </style:style>
    <style:style style:name="P22" style:family="paragraph" style:parent-style-name="Standard">
      <style:paragraph-properties loext:contextual-spacing="false" fo:margin-left="0in" fo:margin-right="0in" fo:margin-top="0in" fo:margin-bottom="0in" fo:line-height="100%" fo:text-align="center" style:justify-single-word="false" fo:text-indent="0in" style:auto-text-indent="false">
        <style:tab-stops>
          <style:tab-stop style:position="0.5in"/>
          <style:tab-stop style:position="1in"/>
          <style:tab-stop style:position="1.1252in"/>
        </style:tab-stops>
      </style:paragraph-properties>
      <style:text-properties fo:font-size="13pt" fo:language="uk" fo:country="UA" style:font-size-asian="13pt" style:language-asian="ru" style:country-asian="RU" style:font-size-complex="12pt" style:font-weight-complex="bold"/>
    </style:style>
    <style:style style:name="P23" style:family="paragraph" style:parent-style-name="Standard">
      <style:paragraph-properties loext:contextual-spacing="false" fo:margin-left="0in" fo:margin-right="0in" fo:margin-top="0in" fo:margin-bottom="0in" fo:line-height="100%" fo:text-indent="0in" style:auto-text-indent="false">
        <style:tab-stops>
          <style:tab-stop style:position="5.1189in" style:leader-style="solid" style:leader-text="_"/>
          <style:tab-stop style:position="5.2173in"/>
          <style:tab-stop style:position="6.1827in" style:leader-style="solid" style:leader-text="_"/>
        </style:tab-stops>
      </style:paragraph-properties>
      <style:text-properties fo:font-size="13pt" fo:language="uk" fo:country="UA" style:font-size-asian="13pt" style:language-asian="ru" style:country-asian="RU" style:font-size-complex="12pt" style:font-weight-complex="bold"/>
    </style:style>
    <style:style style:name="P24" style:family="paragraph" style:parent-style-name="Standard">
      <style:paragraph-properties loext:contextual-spacing="false" fo:margin-left="0in" fo:margin-right="0in" fo:margin-top="0in" fo:margin-bottom="0in" fo:line-height="100%" fo:text-align="center" style:justify-single-word="false" fo:text-indent="0in" style:auto-text-indent="false"/>
      <style:text-properties fo:font-size="13pt" fo:language="uk" fo:country="UA" fo:font-weight="bold" style:font-size-asian="13pt" style:language-asian="ru" style:country-asian="RU" style:font-weight-asian="bold" style:font-size-complex="12pt"/>
    </style:style>
    <style:style style:name="P25" style:family="paragraph" style:parent-style-name="Standard">
      <style:paragraph-properties loext:contextual-spacing="false" fo:margin-left="0in" fo:margin-right="0in" fo:margin-top="0in" fo:margin-bottom="0in" fo:line-height="100%" fo:text-align="center" style:justify-single-word="false" fo:text-indent="0in" style:auto-text-indent="false">
        <style:tab-stops>
          <style:tab-stop style:position="6.1827in" style:type="right" style:leader-style="solid" style:leader-text="_"/>
        </style:tab-stops>
      </style:paragraph-properties>
      <style:text-properties fo:font-size="20pt" fo:language="uk" fo:country="UA" fo:font-weight="bold" style:font-size-asian="20pt" style:language-asian="ru" style:country-asian="RU" style:font-weight-asian="bold" style:font-size-complex="20pt"/>
    </style:style>
    <style:style style:name="P26" style:family="paragraph" style:parent-style-name="Standard">
      <style:paragraph-properties loext:contextual-spacing="false" fo:margin-left="0in" fo:margin-right="0in" fo:margin-top="0in" fo:margin-bottom="0in" fo:line-height="100%" fo:text-align="justify" style:justify-single-word="false" fo:text-indent="0in" style:auto-text-indent="false">
        <style:tab-stops>
          <style:tab-stop style:position="6.1827in" style:leader-style="solid" style:leader-text="_"/>
        </style:tab-stops>
      </style:paragraph-properties>
      <style:text-properties fo:language="uk" fo:country="UA"/>
    </style:style>
    <style:style style:name="P27" style:family="paragraph" style:parent-style-name="Standard">
      <style:paragraph-properties loext:contextual-spacing="false" fo:margin-left="0in" fo:margin-right="0in" fo:margin-top="0in" fo:margin-bottom="0in" fo:line-height="100%" fo:text-indent="0in" style:auto-text-indent="false">
        <style:tab-stops>
          <style:tab-stop style:position="6.1827in" style:leader-style="solid" style:leader-text="_"/>
        </style:tab-stops>
      </style:paragraph-properties>
      <style:text-properties fo:language="uk" fo:country="UA"/>
    </style:style>
    <style:style style:name="P28" style:family="paragraph" style:parent-style-name="Standard">
      <style:paragraph-properties loext:contextual-spacing="false" fo:margin-left="0in" fo:margin-right="0in" fo:margin-top="0in" fo:margin-bottom="0in" fo:line-height="100%" fo:text-indent="0in" style:auto-text-indent="false">
        <style:tab-stops>
          <style:tab-stop style:position="5.1189in" style:leader-style="solid" style:leader-text="_"/>
          <style:tab-stop style:position="5.2173in"/>
          <style:tab-stop style:position="6.1827in" style:leader-style="solid" style:leader-text="_"/>
        </style:tab-stops>
      </style:paragraph-properties>
      <style:text-properties fo:language="uk" fo:country="UA"/>
    </style:style>
    <style:style style:name="P29" style:family="paragraph" style:parent-style-name="Standard">
      <style:paragraph-properties loext:contextual-spacing="false" fo:margin-left="0in" fo:margin-right="0in" fo:margin-top="0in" fo:margin-bottom="0in" fo:line-height="100%" fo:text-indent="0in" style:auto-text-indent="false">
        <style:tab-stops>
          <style:tab-stop style:position="1.0835in"/>
          <style:tab-stop style:position="2.1661in"/>
          <style:tab-stop style:position="2.2646in"/>
          <style:tab-stop style:position="5.1189in" style:leader-style="solid" style:leader-text="_"/>
          <style:tab-stop style:position="5.2173in"/>
          <style:tab-stop style:position="6.1827in" style:leader-style="solid" style:leader-text="_"/>
        </style:tab-stops>
      </style:paragraph-properties>
      <style:text-properties fo:language="uk" fo:country="UA"/>
    </style:style>
    <style:style style:name="P30" style:family="paragraph" style:parent-style-name="Standard">
      <style:paragraph-properties loext:contextual-spacing="false" fo:margin-left="0in" fo:margin-right="0in" fo:margin-top="0in" fo:margin-bottom="0in" fo:line-height="100%" fo:text-indent="0in" style:auto-text-indent="false">
        <style:tab-stops>
          <style:tab-stop style:position="2.3626in"/>
          <style:tab-stop style:position="5.5126in"/>
        </style:tab-stops>
      </style:paragraph-properties>
      <style:text-properties fo:language="uk" fo:country="UA"/>
    </style:style>
    <style:style style:name="P31" style:family="paragraph" style:parent-style-name="Standard">
      <style:text-properties fo:font-size="14pt" fo:language="uk" fo:country="UA" style:font-size-asian="12.25pt" style:font-size-complex="14pt"/>
    </style:style>
    <style:style style:name="P32" style:family="paragraph" style:parent-style-name="Standard">
      <style:text-properties fo:font-size="14pt" fo:language="uk" fo:country="UA" style:font-size-asian="14pt" style:font-size-complex="14pt"/>
    </style:style>
    <style:style style:name="P33" style:family="paragraph" style:parent-style-name="Standard" style:list-style-name="L1">
      <style:text-properties fo:font-size="14pt" fo:language="uk" fo:country="UA" style:font-size-asian="14pt" style:font-size-complex="14pt"/>
    </style:style>
    <style:style style:name="P34" style:family="paragraph" style:parent-style-name="Standard">
      <style:text-properties fo:language="uk" fo:country="UA"/>
    </style:style>
    <style:style style:name="P35" style:family="paragraph" style:parent-style-name="Standard">
      <style:paragraph-properties fo:text-align="center" style:justify-single-word="false"/>
      <style:text-properties fo:language="uk" fo:country="UA" fo:font-weight="bold" style:font-weight-asian="bold" style:font-weight-complex="bold"/>
    </style:style>
    <style:style style:name="P36" style:family="paragraph" style:parent-style-name="Standard" style:list-style-name="L1">
      <style:text-properties fo:language="uk" fo:country="UA"/>
    </style:style>
    <style:style style:name="P37" style:family="paragraph">
      <style:paragraph-properties fo:text-align="start"/>
      <style:text-properties fo:font-size="18pt"/>
    </style:style>
    <style:style style:name="T1" style:family="text">
      <style:text-properties fo:font-size="13pt" style:font-size-asian="13pt" style:language-asian="ru" style:country-asian="RU" style:font-size-complex="12pt"/>
    </style:style>
    <style:style style:name="T2" style:family="text">
      <style:text-properties fo:font-size="13pt" style:font-size-asian="13pt" style:language-asian="ru" style:country-asian="RU" style:font-size-complex="12pt" style:font-weight-complex="bold"/>
    </style:style>
    <style:style style:name="T3" style:family="text">
      <style:text-properties fo:font-size="13pt" style:text-underline-style="solid" style:text-underline-width="auto" style:text-underline-color="font-color" style:font-size-asian="13pt" style:language-asian="ru" style:country-asian="RU" style:font-size-complex="12pt" style:font-weight-complex="bold"/>
    </style:style>
    <style:style style:name="T4" style:family="text">
      <style:text-properties style:text-position="super 58%" fo:font-size="13pt" style:font-size-asian="13pt" style:language-asian="ru" style:country-asian="RU" style:font-size-complex="12pt"/>
    </style:style>
    <style:style style:name="T5" style:family="text">
      <style:text-properties style:text-position="super 58%" fo:font-size="13pt" fo:letter-spacing="normal" style:font-size-asian="13pt" style:language-asian="ru" style:country-asian="RU" style:font-size-complex="12pt"/>
    </style:style>
    <style:style style:name="T6" style:family="text">
      <style:text-properties style:language-asian="ru" style:country-asian="RU" style:font-size-complex="12pt"/>
    </style:style>
    <style:style style:name="T7" style:family="text">
      <style:text-properties style:language-asian="ru" style:country-asian="RU" style:font-size-complex="14pt"/>
    </style:style>
    <style:style style:name="T8" style:family="text">
      <style:text-properties style:font-size-complex="12pt"/>
    </style:style>
    <style:style style:name="T9" style:family="text">
      <style:text-properties fo:font-size="14pt" style:font-size-asian="12.25pt" style:font-size-complex="14pt"/>
    </style:style>
    <style:style style:name="T10" style:family="text">
      <style:text-properties fo:font-size="14pt" style:font-size-asian="14pt" style:font-size-complex="14pt"/>
    </style:style>
    <style:style style:name="T11" style:family="text">
      <style:text-properties fo:color="#000000" fo:font-size="14pt" fo:language="uk" fo:country="UA" fo:font-weight="normal" style:letter-kerning="false" style:font-size-asian="14pt" style:language-asian="uk" style:country-asian="UA" style:font-weight-asian="normal" style:font-size-complex="14pt" style:font-weight-complex="normal"/>
    </style:style>
    <style:style style:name="T12" style:family="text">
      <style:text-properties fo:color="#000000" fo:font-size="14pt" fo:font-weight="normal" style:letter-kerning="false" style:font-size-asian="14pt" style:language-asian="uk" style:country-asian="UA" style:font-weight-asian="normal" style:font-size-complex="14pt" style:font-weight-complex="normal"/>
    </style:style>
    <style:style style:name="T13" style:family="text">
      <style:text-properties fo:color="#ff0000" fo:font-size="14pt" fo:language="uk" fo:country="UA" fo:font-weight="normal" style:letter-kerning="false" style:font-size-asian="14pt" style:language-asian="uk" style:country-asian="UA" style:font-weight-asian="normal" style:font-size-complex="14pt" style:font-weight-complex="normal"/>
    </style:style>
    <style:style style:name="T14" style:family="text">
      <style:text-properties fo:color="#ff0000" fo:font-size="14pt" fo:font-weight="normal" style:letter-kerning="false" style:font-size-asian="14pt" style:language-asian="uk" style:country-asian="UA" style:font-weight-asian="normal" style:font-size-complex="14pt" style:font-weight-complex="normal"/>
    </style:style>
    <style:style style:name="T15" style:family="text">
      <style:text-properties fo:language="uk" fo:country="UA" style:language-asian="ru" style:country-asian="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28in" draw:fill="solid" draw:fill-color="#ffffff" draw:textarea-vertical-align="top" draw:auto-grow-height="false" fo:min-height="0.4335in" fo:min-width="0.1783in" fo:padding-top="0.0492in" fo:padding-bottom="0.0492in" fo:padding-left="0.0984in" fo:padding-right="0.0984in" fo:wrap-option="wrap" fo:margin-left="0.1252in" fo:margin-right="0.1252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custom-shape text:anchor-type="paragraph" draw:z-index="0" draw:name="Прямоугольник 62" draw:style-name="gr1" draw:text-style-name="P37" svg:width="0.3752in" svg:height="0.5315in" svg:x="6.2772in" svg:y="-0.62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Національний технічний університет України</text:p>
      <text:p text:style-name="P8">«Київський політехнічний інститут»</text:p>
      <text:p text:style-name="P8">ІНСтИТУТ ПРИКЛАДНОГО СИСТЕМНОГО АНАЛІЗУ</text:p>
      <text:p text:style-name="P35">КАФЕДРА МАТЕМАТИЧНИХ МЕТОДІВ СИСТЕМНОГО АНАЛІЗУ</text:p>
      <text:p text:style-name="P10"/>
      <text:p text:style-name="P17"><text:s/>«До захисту допущено»</text:p>
      <text:p text:style-name="P22">Завідувач кафедри</text:p>
      <text:p text:style-name="P17">__________ <text:s/>_____________</text:p>
      <text:p text:style-name="P11">(підпис) <text:s text:c="11"/>(ініціали, прізвище)</text:p>
      <text:p text:style-name="P17">“___”_____________20__ р.</text:p>
      <text:p text:style-name="P9"/>
      <text:p text:style-name="P25">Дипломна робота</text:p>
      <text:p text:style-name="P24">освітньо-кваліфікаційного рівня «бакалавр»</text:p>
      <text:p text:style-name="P12">(назва ОКР)</text:p>
      <text:p text:style-name="P19">з напряму підготовки (спеціальності)<text:tab/></text:p>
      <text:p text:style-name="P13">(код та назва напряму підготовки або спеціальності)</text:p>
      <text:p text:style-name="P19">____________________________________________________________________</text:p>
      <text:p text:style-name="P26"><text:span text:style-name="T1">на тему:</text:span><text:span text:style-name="T6"> </text:span><text:span text:style-name="T7">Розпізнавання жестів на відео</text:span><text:span text:style-name="T8">.</text:span></text:p>
      <text:p text:style-name="P27"><text:span text:style-name="T2">Виконав: студент _</text:span><text:span text:style-name="T3">4</text:span><text:span text:style-name="T2">_ курсу, групи _________</text:span></text:p>
      <text:p text:style-name="P14"><text:s text:c="97"/>(шифр групи)</text:p>
      <text:p text:style-name="P28"><text:span text:style-name="T3">Одобеску Владислав Якович</text:span><text:span text:style-name="T2"><text:tab/><text:tab/><text:tab/></text:span></text:p>
      <text:p text:style-name="P15">(прізвище, ім’я, по батькові)<text:tab/>(підпис) </text:p>
      <text:p text:style-name="P23">Керівник<text:tab/><text:tab/><text:tab/></text:p>
      <text:p text:style-name="P15">(посада, науковий ступінь, вчене звання, <text:s/>прізвище та ініціали)<text:tab/>(підпис) </text:p>
      <text:p text:style-name="P29"><text:span text:style-name="T2">Консультант<text:tab/></text:span><text:span text:style-name="T3"><text:tab/></text:span><text:span text:style-name="T2"><text:tab/><text:tab/><text:tab/><text:tab/></text:span></text:p>
      <text:p text:style-name="P30"><text:span text:style-name="T4">(назва розділу)<text:tab/></text:span><text:span text:style-name="T5">(посада, вчене звання, науковий ступінь, прізвище, ініціали)</text:span><text:span text:style-name="T4"><text:tab/>(підпис) </text:span></text:p>
      <text:p text:style-name="P29"><text:span text:style-name="T2">Консультант<text:tab/></text:span><text:span text:style-name="T3"><text:tab/></text:span><text:span text:style-name="T2"><text:tab/><text:tab/><text:tab/><text:tab/></text:span></text:p>
      <text:p text:style-name="P30"><text:span text:style-name="T4">(назва розділу)<text:tab/></text:span><text:span text:style-name="T5">(посада, вчене звання, науковий ступінь, прізвище, ініціали)</text:span><text:span text:style-name="T4"><text:tab/>(підпис) </text:span></text:p>
      <text:p text:style-name="P29"><text:span text:style-name="T2">Консультант<text:tab/></text:span><text:span text:style-name="T3"><text:tab/></text:span><text:span text:style-name="T2"><text:tab/><text:tab/><text:tab/><text:tab/></text:span></text:p>
      <text:p text:style-name="P30"><text:span text:style-name="T4">(назва розділу)<text:tab/></text:span><text:span text:style-name="T5">(посада, вчене звання, науковий ступінь, прізвище, ініціали)</text:span><text:span text:style-name="T4"><text:tab/>(підпис) </text:span></text:p>
      <text:p text:style-name="P23">Рецензент<text:tab/><text:tab/><text:tab/></text:p>
      <text:p text:style-name="P15">(посада, науковий ступінь, вчене звання, науковий ступінь, прізвище та ініціали)<text:tab/>(підпис) </text:p>
      <text:p text:style-name="P20"/>
      <text:p text:style-name="P20">Заcвідчую, що у цій дипломній роботі немає запозичень з праць інших авторів без відповідних посилань.</text:p>
      <text:p text:style-name="P21">Студент _____________</text:p>
      <text:p text:style-name="P16">(підпис)</text:p>
      <text:p text:style-name="P18"/>
      <text:p text:style-name="P18">Київ – 2014 року</text:p>
      <text:p text:style-name="P2">РЕФЕРАТ</text:p>
      <text:p text:style-name="P6"><text:span text:style-name="T12">Атестаційна робота містить </text:span><text:span text:style-name="T12">...</text:span><text:span text:style-name="T14"> </text:span><text:span text:style-name="T12">сторінок, ... таблиці, ... рисунки та ... бібліографічних посилань. </text:span></text:p>
      <text:p text:style-name="P3">ЗМІСТ</text:p>
      <text:p text:style-name="P3">ВСТУП</text:p>
      <text:p text:style-name="P31"/>
      <text:p text:style-name="P34"><text:span text:style-name="T9"><text:tab/></text:span><text:span text:style-name="T9">В наші часи складно уявити своє життя без комп'ютера. Він стоїть удома, на роботі, в школі чи університеті. Основний способ комунікації з цим складним девайсом є усім відомі пристрої вводу такі як: клавіатура, мишка чи в більш продвинутому випадку графічний планшет, який є просто незамінний для малювання на ПК. </text:span></text:p>
      <text:p text:style-name="P34"><text:span text:style-name="T9"><text:tab/>Права рука людини, що працює за комп'ютером, більше 90% часу знаходиться на мишці, оскільки основна частина користувачів ПК користується операційними системами з графічними оболонками де більша частина простих керуючих операцій здійснюється за допомоги курсора, який контролюєтся саме мишою. </text:span><text:span text:style-name="T9">Варто подумати про те, що робить у цей час ліва рука користувача. </text:span><text:span text:style-name="T9">Вона дуже часто</text:span><text:span text:style-name="T9"> бездіє чи нажимає </text:span><text:span text:style-name="T9">прості </text:span><text:span text:style-name="T9">гарячі комбінації з двух-трьох кнопок на клавіатурі, хоча це малоймовірний випадок оскільки дуже малий відсоток людей знає більше 5 гарячих комбінацій. Тобто перша очевидна проблема взаємодії з ПК – мала ефективність основних способів взаємодії.</text:span></text:p>
      <text:p text:style-name="P34"><text:span text:style-name="T9"><text:tab/>Взагалі перехід </text:span><text:span text:style-name="T9">операційних систем</text:span><text:span text:style-name="T9"> на графічну оболонку </text:span><text:span text:style-name="T9">можна вважати дуже великим кроком уперед. Більшість користувачів ПК</text:span><text:span text:style-name="T9"> сприйняли </text:span><text:span text:style-name="T9">цей крок</text:span><text:span text:style-name="T9"> дуже позитивно адже для запуску програми треба лише навести на </text:span><text:span text:style-name="T9">її </text:span><text:span text:style-name="T9">іконку курсор та натиснути один-два рази на ліву кнопку миші. Взагалі перша комп'ютерна </text:span><text:soft-page-break/><text:span text:style-name="T9">миша, що була відносно доступною для простих людей, </text:span><text:span text:style-name="T9">мала лише одну функціональну кнопку</text:span><text:span text:style-name="T9"> та коштувала приблизно 25$. Вона була випущена разом із операційною системою </text:span><text:span text:style-name="T10">Apple Macintosh, </text:span><text:span text:style-name="T10">в якій якраз </text:span><text:span text:style-name="T10">вже була підтримка віконного інтерфейсу. </text:span><text:span text:style-name="T10">Це значно пришвидшило роботу з файлами оскільки пару кліків мишкою заміняли доволі таки складні команди в терміналі. Проте розвиток технологій та потреб користувачів призводить до того, що миша вже не може повністю покривати множину найчастіших команд користувача лише трьома кнопками та сенсором руху. Заміна середньої кнопки на колесо якраз є прикладом додавання нової функціональності миші для покриття більшої кількості команд. Саме розвиток інтернету та браузерів призвів до того, що дуже часто потрібно листати достатнью довгі сторінки і колесо для цього більше підходить. Також дуже часто до мишки додають допоміжні функціональні кнопки, які можна запрограмувати на якусь дію чи навіть послідовність дій. Це також вимушений крок розробників мишок, </text:span><text:span text:style-name="T10">проте плошина мишки обмежена і місце для кнопок з часом закінчиться. </text:span></text:p>
      <text:p text:style-name="P34"><text:span text:style-name="T10"><text:tab/>В останні пару років комп'ютерна миша еволюціонувала на багатьох пристроях у сенсорну панель. Завдяки тому, що сенсорна панель може розпізнавати до десяти пальців, з'являється можливість обробки комплексних жестів для масштабування зображення, прокрутки текста чи інтернет сторінки чи навіть створення власних жестів та </text:span><text:span text:style-name="T10">програмування виконання певних дій при </text:span><text:soft-page-break/><text:span text:style-name="T10">фіксуванні цього жеста. На данний момент це один із самих ефективних мишкоподібних засобів вводу оскільки покриває дуже велику множину команд з можливістю її розширення.</text:span></text:p>
      <text:p text:style-name="P34"><text:span text:style-name="T10"><text:tab/></text:span><text:span text:style-name="T10">Проте останній рік був дуже насиченим в плані дослідження проблеми взаємодії людини та ПК. Не так давно була випущенна камера Microsoft Kinect for Xbox One. Завдяки поеднанню потоків з двох серсорів RGB, depth з'явилась реальна можливість відслудковування об'єктів у просторі. Звісно це було можливо і раніше за допомоги декількох RGB сенсорів чи навіть </text:span><text:span text:style-name="T10">спеціальних рухових сенсорів, проте великим недоліком цих методів можна вважати достатньо масштабні обчислення або великою кількістю проводів. </text:span><text:span text:style-name="T10">Поеднавши у камері кольоровий сенсор та сенсор відстані виходить так, що людина не повинна взагалі нічого на себе чіпляти, не потрібно одягати спеціальний одяг з різноманітними сенсорами та передавачами. Комп'ютер може бачити людину у просторі самостійно. Також минулого року компанія Intel анонсувала технологію Realsense та лінійку камер F200, R200, SR300. Відрізняются вони лише призначенням, але головна ідея в тому, щоб дати можливість ПК та мобільним пристроям бачити у просторі. Одною із основновних частин Realsense SDK є модуль по відслідковуванню руки та аналізу статичних чи динамічних жестів.</text:span></text:p>
      <text:p text:style-name="P34"><text:span text:style-name="T10"><text:tab/></text:span><text:span text:style-name="T10">Чому це так важливо? Для цього треба лише порівняти функціональність комп'ютерної миші та людської руки. </text:span><text:span text:style-name="T10">Миша має в основному датчик положення у </text:span><text:soft-page-break/><text:span text:style-name="T10">2d просторі, 3 кнопки та колесо прокрутки. Людська рука може знаходитись у 3d просторі та приймати достатньо складні форми ( статичні жести ) чи робити деякий комплекс рухів у 3d просторі ( динамічні жести ). Очевидно, що множина станів людської руки більш різноманітна ніж множина станів миші. Саме тому </text:span><text:span text:style-name="T10">багато дослідників нових способів взаємодії людини та комп'ютера прийшли до того, що можна керувати ПК без тримання в руках яких-небудь пристроїв. На данний момент спілкування людини та комп'ютера дуже схоже на спілкування людини і сліпої та глухої людини, що виступає в ролі комп'ютера. Дійсно, ПК людину не бачить та не чує взагалі. </text:span></text:p>
      <text:p text:style-name="P34"><text:span text:style-name="T10"><text:tab/></text:span><text:span text:style-name="T10">Система по локалізації людських рук на відео та аналізу жестів має бути достатньо простою в плані обчислень так як вона має працювати в режимі реального часу та обробляти від 30 до 60 фреймів на секунду. Це зразу відсіює достатньо велику частину підходів які використовуються для локалізації людських рук на фото і обробляють один елемент навіть довше ніж одна секунда.<text:tab/></text:span></text:p>
      <text:p text:style-name="P32"><text:tab/>Таким чином, метою цієї роботи є досліждення методів локалізації людської руки на відео та аналізу статичних жестів. </text:p>
      <text:p text:style-name="P32"><text:tab/>Для досягнення цих цілей вирішені наступні задачі:</text:p>
      <text:list xml:id="list6337793042143721659" text:style-name="L1">
        <text:list-item>
          <text:p text:style-name="P33">Проведений аналіз існуючих підходів по локалізації руки на відео та обробки цифрових зображень.</text:p>
        </text:list-item>
        <text:list-item>
          <text:p text:style-name="P36"><text:span text:style-name="T10">Реалізовані деякі методи </text:span><text:span text:style-name="T10">та проведені дослідження їх роботи.</text:span></text:p>
        </text:list-item>
        <text:list-item>
          <text:p text:style-name="P33"><text:soft-page-break/>Реалізований комплексний та гнучкий конструктор для обробки зображень та система розпізнавання статичниї жестів.</text:p>
        </text:list-item>
      </text:list>
      <text:p text:style-name="P32">Об'єктом дослідження є …</text:p>
      <text:p text:style-name="P32">Предметом дослідження є …</text:p>
      <text:p text:style-name="P32"><text:tab/>Наукова новизна отриманих результатів полягає у тому, що проведений достатньо обширний аналіз існуючих методів, їх класифікація та порівняння. </text:p>
      <text:p text:style-name="P32"><text:tab/>Практичними результатами роботи є реалізовані деякі подходи, що працюють достатньо точно в певних специфічних умовах, та порівняльний аналіз окремих підходів та методів.</text:p>
      <text:p text:style-name="P32"><text:tab/>Робота складається з …</text:p>
      <text:h text:style-name="P5" text:outline-level="1">Частина 1. Огляд всякої такої штуки.</text:h>
      <text:p text:style-name="P32">Частина 1.1. Доповнена реальність.</text:p>
      <text:p text:style-name="P32"><text:tab/>Доповнена реальність – термін, що описує явище доповнення реальності якими-небудь віртуальними елементами. Напраклад, якщо знімати деяке відео в якому люди шукають вихід у лабіринті та домальовувати туди стрілками правильний шлях, то це буде доповнена реальність оскільки ми до реальності ( реальні люди у реальному лабіринті шукають вихід ) додаємо віртуальних елемент ( стрілки, що вказуюсь на правильний шлях ). Звісно доповнена реальність може існувати лише у віртуальному середовищі, проте обов'язково щоб її основа була взята з реального світу.</text:p>
      <text:p text:style-name="P34"><text:span text:style-name="T10"><text:tab/>Дуже часто люди плутають термін доповнена реальність з терміном віртуальна реальність. Між ними є принципова різниця, хоч і більшість статтей в інтернеті мають в заголовках ці два терміни разом. Саме через це і виникає таке недорозуміння. Віртуальна реальність – це штучне середовище зі своїми фізичними законами, що можуть дуже відрізнятись від фізичних законів реального <text:s/>світу. Віртуальна реальність це лише модель, що створена з певною метою і часто є спробою земулювати реальне середовище, проте це повність неможливо зробити через те, що реальний світ неперервний, а обчислювальні пристрої працюють у дискретному часі. Принципова різниця між доповненою та віртуальною реальностями лежить у тому, що </text:span><text:span text:style-name="T10">в доповненій реальності неможливо задати свої </text:span><text:soft-page-break/><text:span text:style-name="T10">фізичні закони для реальних елементів, лише для доданих віртуальних.</text:span></text:p>
      <text:p text:style-name="P34"><text:span text:style-name="T10"><text:tab/>Дуже влучним прикладом може послужити доповнення реальності “кімната” віртуальними елементами “м'яч” та “віртуальні руки”. Нині можна сканувати простір достатньо точно і аналізувати простір кімнати у режимі реального часу це вже реальна задача, яку можливо виконати. До реальної кімнати можна додати для прикладу м'ям та віртуальні руки, які контролює людина за допомоги спеціальних сенсорів таких як: рукавиці з акселерометрами та гіро</text:span><text:span text:style-name="T10">скопом, RGBD камера чи навіть RGB ( проте точність буде набагато гірша ). </text:span><text:span text:style-name="T10">За допомогою віртульних рук можна взаємодіяти з м'ячем: кидати його об стіну чи стелю та бачити як він відбивається від поверхні.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Заголовок_20_без_20_содержания" style:display-name="Заголовок без содержания" style:family="paragraph" style:default-outline-level="">
      <style:paragraph-properties loext:contextual-spacing="false" fo:margin-left="0in" fo:margin-right="0in" fo:margin-top="0.1665in" fo:margin-bottom="0.3335in" fo:line-height="100%" fo:text-align="center" style:justify-single-word="false" fo:orphans="2" fo:widows="2" fo:text-indent="0in" style:auto-text-indent="false" fo:break-before="page" style:writing-mode="lr-tb"/>
      <style:text-properties fo:color="#00000a" fo:font-size="16pt" fo:language="ru" fo:country="RU" fo:font-weight="bold" style:letter-kerning="true" style:font-size-asian="16pt" style:language-asian="ru" style:country-asian="RU" style:font-weight-asian="bold" style:font-weight-complex="bold"/>
    </style:style>
    <style:style style:name="Heading_20_1" style:display-name="Heading 1" style:family="paragraph" style:parent-style-name="Standard" style:default-outline-level="1" style:list-style-name="" style:class="text">
      <style:paragraph-properties loext:contextual-spacing="true" fo:margin-top="0.139in" fo:margin-bottom="0in" fo:keep-together="always" fo:keep-with-next="always"/>
      <style:text-properties style:font-name="Trebuchet MS" fo:font-size="16pt" style:font-name-asian="Trebuchet MS1" style:font-size-asian="16pt" style:font-name-complex="Trebuchet MS1"/>
    </style:style>
    <style:style style:name="Заголовок_20_1_20_без_20_номера" style:display-name="Заголовок 1 без номера" style:family="paragraph" style:parent-style-name="Heading_20_1" style:default-outline-level="">
      <style:paragraph-properties loext:contextual-spacing="false" fo:margin-left="0in" fo:margin-right="0in" fo:margin-top="0.0835in" fo:margin-bottom="0.25in" fo:text-align="center" style:justify-single-word="false" fo:keep-together="auto" fo:text-indent="0in" style:auto-text-indent="false" fo:break-before="page"/>
      <style:text-properties fo:color="#00000a" style:font-name="Times New Roman" fo:language="ru" fo:country="RU" fo:font-weight="bold" style:letter-kerning="true" style:font-name-asian="Times New Roman1" style:language-asian="ru" style:country-asian="RU" style:font-weight-asian="bold" style:font-name-complex="Times New Roman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26T19:33:41.655868458</meta:creation-date>
    <dc:date>2016-04-27T09:06:55</dc:date>
    <meta:editing-duration>PT1H51M34S</meta:editing-duration>
    <meta:editing-cycles>49</meta:editing-cycles>
    <meta:generator>OpenOffice/4.1.2$Unix OpenOffice.org_project/412m3$Build-9782</meta:generator>
    <meta:document-statistic meta:table-count="0" meta:image-count="0" meta:object-count="0" meta:page-count="10" meta:paragraph-count="61" meta:word-count="1318" meta:character-count="9547"/>
  </office:meta>
</office:document-meta>
</file>